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10pt" fo:font-style="italic" fo:text-shadow="none" fo:font-weight="bold" style:font-name-asian="Segoe UI1" style:font-size-asian="10pt" style:font-style-asian="italic" style:font-weight-asian="bold" style:font-name-complex="Segoe UI1" style:font-size-complex="10pt" style:font-style-complex="italic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28pt" fo:text-shadow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4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Epistle</text:span></text:p>
            <text:p text:style-name="P1"><text:span text:style-name="T2">1 Thessalonians 4:13–18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53cm" svg:height="7.766cm" svg:x="1.632cm" svg:y="0.87cm">
          <draw:text-box>
            <text:p text:style-name="P4"><text:span text:style-name="T4">13</text:span><text:span text:style-name="T5">But we do not want you to be uninformed, brothers, about those who are asleep, that you may not grieve as others do who have no hope. </text:span></text:p>
            <text:p text:style-name="P4"><text:span text:style-name="T4">14</text:span><text:span text:style-name="T5">For since we believe that Jesus died and rose again, even so, through Jesu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384cm" svg:height="8.001cm" svg:x="1.642cm" svg:y="0.889cm">
          <draw:text-box>
            <text:p text:style-name="P4"><text:span text:style-name="T5">God will bring with him those who have fallen asleep. </text:span><text:span text:style-name="T4">15</text:span><text:span text:style-name="T5">For this we declare to you by a word from the Lord, that we who are alive, who are</text:span></text:p>
            <text:p text:style-name="P4"><text:span text:style-name="T5">left until the coming of the Lord, will not </text:span></text:p>
            <text:p text:style-name="P4"><text:span text:style-name="T5">precede those who have fallen aslee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4.548cm" svg:height="6.663cm" svg:x="1.804cm" svg:y="1.211cm">
          <draw:text-box>
            <text:p text:style-name="P4"><text:span text:style-name="T4">16</text:span><text:span text:style-name="T5">For the Lord himself will descend from heaven with a cry of command, with the voice of an archangel, and with the sound of the trumpet of God. And the dead in Christ will rise fir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7" draw:layer="layout" svg:width="24.384cm" svg:height="7.874cm" svg:x="1.778cm" svg:y="1.016cm">
          <draw:text-box>
            <text:p text:style-name="P4"><text:span text:style-name="T4">17</text:span><text:span text:style-name="T5">Then we who are alive, who are left, will be caught up together with them in the clouds to meet the Lord in the air, and so we will always </text:span></text:p>
            <text:p text:style-name="P4"><text:span text:style-name="T5">be with the Lord. </text:span><text:span text:style-name="T4">18</text:span><text:span text:style-name="T5">Therefore encourage one another with these wor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3:01:21.891000000</meta:creation-date>
    <dc:title>Hymn template</dc:title>
    <meta:editing-duration>PT9M42S</meta:editing-duration>
    <meta:editing-cycles>7</meta:editing-cycles>
    <meta:generator>LibreOffice/5.4.2.2$Windows_X86_64 LibreOffice_project/22b09f6418e8c2d508a9eaf86b2399209b0990f4</meta:generator>
    <meta:initial-creator>Arthur Hoch</meta:initial-creator>
    <dc:date>2017-11-09T22:49:27.713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4-11-05T13:01:21.595000000"/>
  </office:meta>
</office:document-meta>
</file>